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dd6e7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dd6e7" draw:fill-color="#00b4ff" fo:padding-top="-0.05cm" fo:padding-bottom="-0.05cm" fo:padding-left="-0.05cm" fo:padding-right="-0.05cm"/>
    </style:style>
    <style:style style:name="gr3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cm" svg:stroke-color="#add6e7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7" style:family="graphic" style:parent-style-name="standard">
      <style:graphic-properties svg:stroke-width="0.001cm" svg:stroke-color="#ffffff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cm" draw:fill-color="#0096d4"/>
    </style:style>
  </office:automatic-styles>
  <office:body>
    <office:drawing>
      <draw:page draw:name="page1" draw:style-name="dp1" draw:master-page-name="Default">
        <draw:g>
          <draw:glue-point draw:id="4" svg:x="4.988cm" svg:y="-4.929cm"/>
          <draw:glue-point draw:id="5" svg:x="2.496cm" svg:y="5.03cm"/>
          <draw:glue-point draw:id="6" svg:x="-5cm" svg:y="-0.013cm"/>
          <draw:glue-point draw:id="7" svg:x="-5cm" svg:y="5.03cm"/>
          <draw:glue-point draw:id="8" svg:x="-0.629cm" svg:y="1.279cm"/>
          <draw:polygon draw:style-name="gr1" draw:layer="layout" svg:width="3.028cm" svg:height="0.983cm" svg:x="0.008cm" svg:y="0.986cm" svg:viewBox="0 0 3029 984" draw:points="0,984 3029,984 3029,0 0,0">
            <text:p/>
          </draw:polygon>
          <draw:polygon draw:style-name="gr2" draw:layer="layout" svg:width="4.048cm" svg:height="0.991cm" svg:x="0cm" svg:y="0cm" svg:viewBox="0 0 4049 992" draw:points="0,992 1223,0 4049,0 3033,992">
            <text:p/>
          </draw:polygon>
          <draw:polyline draw:style-name="gr3" draw:layer="layout" svg:width="4.048cm" svg:height="0.991cm" svg:x="0cm" svg:y="0cm" svg:viewBox="0 0 4049 992" draw:points="0,992 1223,0 4049,0 3033,992 0,992">
            <text:p/>
          </draw:polyline>
          <draw:polygon draw:style-name="gr4" draw:layer="layout" svg:width="1.012cm" svg:height="1.998cm" svg:x="3.034cm" svg:y="0.002cm" svg:viewBox="0 0 1013 1999" draw:points="0,1999 1012,906 1013,0 0,989">
            <text:p/>
          </draw:polygon>
          <draw:polyline draw:style-name="gr3" draw:layer="layout" svg:width="1.012cm" svg:height="1.998cm" svg:x="3.034cm" svg:y="0.002cm" svg:viewBox="0 0 1013 1999" draw:points="0,1999 1012,906 1013,0 0,989 0,1999">
            <text:p/>
          </draw:polyline>
          <draw:polygon draw:style-name="gr5" draw:layer="layout" svg:width="1.094cm" svg:height="0.207cm" svg:x="0.681cm" svg:y="0.65cm" svg:viewBox="0 0 1095 208" draw:points="1095,83 1036,132 280,132 204,208 0,118 412,0 339,83">
            <text:p/>
          </draw:polygon>
          <draw:polygon draw:style-name="gr5" draw:layer="layout" svg:width="1.094cm" svg:height="0.207cm" svg:x="1.274cm" svg:y="0.279cm" svg:viewBox="0 0 1095 208" draw:points="1095,83 1036,132 280,132 204,208 0,118 412,0 339,83">
            <text:p/>
          </draw:polygon>
          <draw:polygon draw:style-name="gr5" draw:layer="layout" svg:width="1.093cm" svg:height="0.207cm" svg:x="1.908cm" svg:y="0.479cm" svg:viewBox="0 0 1094 208" draw:points="0,124 58,75 814,75 889,0 1094,89 681,208 754,124">
            <text:p/>
          </draw:polygon>
          <draw:polygon draw:style-name="gr5" draw:layer="layout" svg:width="1.093cm" svg:height="0.207cm" svg:x="2.3cm" svg:y="0.108cm" svg:viewBox="0 0 1094 208" draw:points="0,124 58,75 814,75 889,0 1094,89 681,208 754,124">
            <text:p/>
          </draw:polygon>
          <draw:line draw:style-name="gr6" draw:layer="layout" svg:x1="2.398cm" svg:y1="1.318cm" svg:x2="2.78cm" svg:y2="1.318cm">
            <text:p/>
          </draw:line>
          <draw:line draw:style-name="gr6" draw:layer="layout" svg:x1="2.398cm" svg:y1="1.657cm" svg:x2="2.78cm" svg:y2="1.657cm">
            <text:p/>
          </draw:line>
          <draw:path draw:style-name="gr7" draw:layer="layout" svg:width="0.288cm" svg:height="0.441cm" svg:x="0.704cm" svg:y="1.252cm" svg:viewBox="0 0 289 442" svg:d="m17 229 34-229h221v68h-170l-17 93 51-17h51c59 0 102 68 102 128v34c0 68-68 136-136 136h-34c-60 0-119-60-119-119h76c0 25 17 51 43 51h34c34 0 59-34 59-68v-34c0-34-17-68-51-68h-34l-42 25z">
            <text:p/>
          </draw:path>
          <draw:path draw:style-name="gr5" draw:layer="layout" svg:width="0.28cm" svg:height="0.441cm" svg:x="1.144cm" svg:y="1.26cm" svg:viewBox="0 0 281 442" svg:d="m0 178v85c0 85 42 179 127 179h26c85 0 128-94 128-179v-85c0-85-43-178-128-178h-26c-85 0-127 93-127 178z">
            <text:p/>
          </draw:path>
          <draw:path draw:style-name="gr8" draw:layer="layout" svg:width="0.136cm" svg:height="0.322cm" svg:x="1.221cm" svg:y="1.319cm" svg:viewBox="0 0 137 323" svg:d="m0 119v85c0 59 0 119 59 119h18c60 0 60-60 60-119v-85c0-60 0-119-60-119h-18c-59 0-59 59-59 119z">
            <text:p/>
          </draw:path>
          <draw:path draw:style-name="gr5" draw:layer="layout" svg:width="0.28cm" svg:height="0.441cm" svg:x="1.568cm" svg:y="1.26cm" svg:viewBox="0 0 281 442" svg:d="m0 178v85c0 85 42 179 127 179h26c85 0 128-94 128-179v-85c0-85-43-178-128-178h-26c-85 0-127 93-127 178z">
            <text:p/>
          </draw:path>
          <draw:path draw:style-name="gr8" draw:layer="layout" svg:width="0.136cm" svg:height="0.322cm" svg:x="1.644cm" svg:y="1.319cm" svg:viewBox="0 0 137 323" svg:d="m0 119v85c0 59 0 119 59 119h18c60 0 60-60 60-119v-85c0-60 0-119-60-119h-18c-59 0-59 59-59 119z">
            <text:p/>
          </draw:path>
          <draw:path draw:style-name="gr5" draw:layer="layout" svg:width="0.288cm" svg:height="0.432cm" svg:x="1.983cm" svg:y="1.252cm" svg:viewBox="0 0 289 433" svg:d="m8 152v-34c0-59 60-118 119-118h34c60 0 128 50 128 110v42c0 153-230 247-187 204h187v77h-289v-51c42-85 212-102 212-221v-51c0-34-25-51-59-51h-17c-34 0-60 34-60 68v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5002</dc:title>
    <meta:creation-date>2011-02-07T16:47:19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